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/>
          <table:table-cell table:style-name="ce0" office:value-type="string">
            <text:p>General Store Clerk
"Not at all, it was my fault for not reading the
atmosphere, and leading you here and
there—..."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/>
          <table:table-cell table:style-name="ce0" office:value-type="string">
            <text:p>I'll take my share of the blame for that, 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/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/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"Of course—! Take care, okay—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/>
          <table:table-cell table:style-name="ce0" office:value-type="string">
            <text:p>General Store Clerk
"Please come by if you ever need anything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/>
          <table:table-cell table:style-name="ce0" office:value-type="string">
            <text:p>General Store Clerk
"...Ah! I almost forgot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"Please, take this!"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/>
          <table:table-cell table:style-name="ce0" office:value-type="string">
            <text:p>General Store Clerk
"Certainly—! It includes an apology for today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"Those are really convenient whenever you
want to heal your body!"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Don't drink too much, or you'll have another
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/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/>
          <table:table-cell table:style-name="ce0" office:value-type="string">
            <text:p>General Store Clerk
"You say that, but it's pretty embarrassing to
say that you need the toilet in front of a boy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/>
          <table:table-cell table:style-name="ce0" office:value-type="string">
            <text:p>General Store Clerk
"In my line of work, I often can't leave my seat
even if I feel urge to go, so I know how hard it
is to hold it, too—."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/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/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/>
          <table:table-cell table:style-name="ce0" office:value-type="string">
            <text:p>General Store Clerk
"Of course—! It includes an apology for not
reading the atmosphere and pulling you
around everywhere!"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/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